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00B0000000BAD27F3F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color="#ffffff" fo:font-style="italic" fo:font-weight="bold" style:font-style-asian="italic" style:font-weight-asian="bold" style:font-style-complex="italic" style:font-weight-complex="bold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color="#ffffff" fo:text-shadow="1pt 1pt" fo:font-weight="bold" style:font-weight-asian="bold" style:font-weight-complex="bold"/>
    </style:style>
    <style:style style:name="P5" style:family="paragraph">
      <style:text-properties fo:color="#ffffff" fo:font-weight="bold" style:font-weight-asian="bold" style:font-weight-complex="bold"/>
    </style:style>
    <style:style style:name="T1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ffff" fo:font-size="40pt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text-shadow="1pt 1pt" fo:font-weight="bold" style:font-weight-asian="bold" style:font-weight-complex="bold"/>
    </style:style>
    <style:style style:name="T6" style:family="text">
      <style:text-properties fo:color="#ffffff" fo:font-weight="normal" style:font-weight-asian="normal" style:font-weight-complex="normal"/>
    </style:style>
    <style:style style:name="T7" style:family="text">
      <style:text-properties fo:color="#dd4814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dc23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o are we?</text:span></text:p>
          </draw:text-box>
        </draw:frame>
        <draw:frame presentation:style-name="pr2" draw:text-style-name="P2" draw:layer="layout" svg:width="25.199cm" svg:height="14.24cm" svg:x="2cm" svg:y="3.97cm" presentation:class="subtitle" presentation:user-transformed="true">
          <draw:text-box>
            <text:p text:style-name="P2"><text:span text:style-name="T2">We are Team Baobab</text:span></text:p>
            <text:p text:style-name="P2"><text:span text:style-name="T3"/></text:p>
            <text:p text:style-name="P2"><text:span text:style-name="T4">Team Members:</text:span></text:p>
            <text:p text:style-name="P3"><text:span text:style-name="T3">Ephiphania Munava</text:span></text:p>
            <text:p text:style-name="P3"><text:span text:style-name="T3">Lerato Molokomme</text:span></text:p>
            <text:p text:style-name="P3"><text:span text:style-name="T3">Patience Mtsweni</text:span></text:p>
            <text:p text:style-name="P3"><text:span text:style-name="T3">Lutfiyya Razak</text:span></text:p>
            <text:p text:style-name="P3"><text:span text:style-name="T3">Potego Mello</text:span></text:p>
            <text:p text:style-name="P3"><text:span text:style-name="T3">Tsepo Ntsaba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5">What is Linphone?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3">Linphone is an open source Instant Messaging Application</text:span></text:p>
              </text:list-item>
              <text:list-item>
                <text:p><text:span text:style-name="T3">Currently, it only allows for communication( sending messages) between two people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Our Project</text:span></text:p>
          </draw:text-box>
        </draw:frame>
        <draw:frame presentation:style-name="pr4" draw:text-style-name="P2" draw:layer="layout" svg:width="25.199cm" svg:height="12.178cm" svg:x="1.4cm" svg:y="4.914cm" presentation:class="outline">
          <draw:text-box>
            <text:list text:style-name="L3">
              <text:list-item>
                <text:p text:style-name="P2"><text:span text:style-name="T3">We have been asked by our client, Kobus, to extend the current Linphone application to allow for communication between two or more people.</text:span></text:p>
              </text:list-item>
              <text:list-item>
                <text:p text:style-name="P2"><text:span text:style-name="T3">The “GROUP CHAT”</text:span></text:p>
              </text:list-item>
              <text:list-item>
                <text:p text:style-name="P2"><text:span text:style-name="T3">A group chat is created by one user and this user can then add other participants to be part of this group chat.</text:span></text:p>
              </text:list-item>
              <text:list-item>
                <text:p text:style-name="P2"><text:span text:style-name="T3">In this group chat users can send messages, and voice notes(still under development).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Our Project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The owner of the group chat can also at anytime remove a user that they feel should no longer be part of this group chat.</text:span></text:p>
              </text:list-item>
              <text:list-item>
                <text:p text:style-name="P2"><text:span text:style-name="T3">Any member of this group chat can also, at anytime, leave the group chat. </text:span></text:p>
              </text:list-item>
              <text:list-item>
                <text:p text:style-name="P2"><text:span text:style-name="T3">Should the owner of the group chat leave the group chat, the group chat will still exist in the other users accounts and the system will automatically choose a new own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Where are we currently?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4">We have implemented the following user stories:</text:span></text:p>
              </text:list-item>
              <text:list-item>
                <text:p><text:span text:style-name="T6">I can create a group chat</text:span></text:p>
              </text:list-item>
              <text:list-item>
                <text:p><text:span text:style-name="T6">I can add participants</text:span></text:p>
              </text:list-item>
              <text:list-item>
                <text:p><text:span text:style-name="T6">I can choose a group chat icon(profile picture)</text:span></text:p>
              </text:list-item>
              <text:list-item>
                <text:p><text:span text:style-name="T6">I can send messages in the group chat</text:span></text:p>
                <text:p><text:span text:style-name="T6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What we still have to do: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 text:style-name="P2"><text:span text:style-name="T6">I can delete participants in the group chat</text:span></text:p>
              </text:list-item>
              <text:list-item>
                <text:p text:style-name="P2"><text:span text:style-name="T6">I can remove myself from the group chat</text:span></text:p>
              </text:list-item>
              <text:list-item>
                <text:p text:style-name="P2"><text:span text:style-name="T6">I can send voice notes in the group chat</text:span></text:p>
              </text:list-item>
              <text:list-item>
                <text:p text:style-name="P2"><text:span text:style-name="T6">I can view the group details</text:span></text:p>
              </text:list-item>
              <text:list-item>
                <text:p text:style-name="P2"><text:span text:style-name="T6">I can send “encrypyted” mess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Testing</text:span></text:p>
          </draw:text-box>
        </draw:frame>
        <draw:frame presentation:style-name="pr4" draw:text-style-name="P2" draw:layer="layout" svg:width="25.199cm" svg:height="12.178cm" svg:x="1.4cm" svg:y="4.914cm" presentation:class="outline">
          <draw:text-box>
            <text:list text:style-name="L3">
              <text:list-item>
                <text:p text:style-name="P2"><text:span text:style-name="T3">We are using Travis-ci for continous integration, after every commit travis builds the code and runs the unit tests to check for any errors</text:span></text:p>
              </text:list-item>
              <text:list-item>
                <text:p text:style-name="P2"><text:span text:style-name="T3">We have a python script that generates the svr(software verification results) document after every run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A word on “encryption”</text:span></text:p>
          </draw:text-box>
        </draw:frame>
        <draw:frame presentation:style-name="pr4" draw:layer="layout" svg:width="25.199cm" svg:height="12.178cm" svg:x="1.6cm" svg:y="4.8cm" presentation:class="outline" presentation:user-transformed="true">
          <draw:text-box>
            <text:list text:style-name="L3">
              <text:list-item>
                <text:p>***Please specify how Kobus wants us to do the encryption**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3.506cm" svg:x="0.801cm" svg:y="0.694cm" presentation:class="title" presentation:user-transformed="true">
          <draw:text-box>
            <text:p text:style-name="P5"><text:span text:style-name="T4">Our goals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4">This is what we plan to achieve by the end of this project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2.178cm" svg:x="1.2cm" svg:y="1.82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<text:span text:style-name="T7">ANY </text:span><text:span text:style-name="T8">QUESTIONS</text:span><text:span text:style-name="T7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808080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0B0000000BAD27F3FA.gif" xlink:type="simple" xlink:show="embed" xlink:actuate="onLoad">
            <style:list-level-properties text:space-before="0.3cm" text:min-label-width="0.9cm" style:vertical-pos="middle" style:vertical-rel="line" fo:width="0.291cm" fo:height="0.291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808080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18:06:55.312397599</meta:creation-date>
    <dc:date>2015-08-26T18:49:22.151280669</dc:date>
    <meta:editing-duration>PT27M16S</meta:editing-duration>
    <meta:editing-cycles>1</meta:editing-cycles>
    <meta:document-statistic meta:object-count="60"/>
    <meta:generator>LibreOffice/4.2.8.2$Linux_x86 LibreOffice_project/420m0$Build-2</meta:generator>
  </office:meta>
</office:document-meta>
</file>